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26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tyle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DRESS API HTTP VERBS</text:p>
          </table:table-cell>
          <table:covered-table-cell table:number-columns-repeated="5"/>
        </table:table-row>
        <table:table-row table:style-name="ro1">
          <table:table-cell table:style-name="Default" office:value-type="string" calcext:value-type="string">
            <text:p>URI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EST STREAM</text:p>
          </table:table-cell>
          <table:table-cell office:value-type="string" calcext:value-type="string">
            <text:p>RESPONSE STREAM</text:p>
          </table:table-cell>
          <table:table-cell office:value-type="string" calcext:value-type="string">
            <text:p>STATUS CODE RETURN</text:p>
          </table:table-cell>
        </table:table-row>
        <table:table-row table:style-name="ro1">
          <table:table-cell office:value-type="string" calcext:value-type="string">
            <text:p>/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User </text:p>
          </table:table-cell>
          <table:table-cell office:value-type="string" calcext:value-type="string">
            <text:p>User without i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201/404</text:p>
          </table:table-cell>
        </table:table-row>
        <table:table-row table:style-name="ro1">
          <table:table-cell office:value-type="string" calcext:value-type="string">
            <text:p>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l Us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 Collection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 specified Us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ies a specified User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user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specified Us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/adr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reates a new Adress</text:p>
          </table:table-cell>
          <table:table-cell table:number-columns-repeated="2" office:value-type="string" calcext:value-type="string">
            <text:p>Adress</text:p>
          </table:table-cell>
          <table:table-cell office:value-type="string" calcext:value-type="string">
            <text:p>201/404</text:p>
          </table:table-cell>
        </table:table-row>
        <table:table-row table:style-name="ro1">
          <table:table-cell office:value-type="string" calcext:value-type="string">
            <text:p>/adr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ll Adress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Adress</text:span> Collection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Modifies a specified Adress</text:p>
          </table:table-cell>
          <table:table-cell table:number-columns-repeated="2" office:value-type="string" calcext:value-type="string">
            <text:p>Adress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s a specified Adr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200/4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res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 specified User Adress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span text:style-name="T1">Adress</text:span> Collection</text:p>
          </table:table-cell>
          <table:table-cell office:value-type="string" calcext:value-type="string">
            <text:p>200/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2:00:27.6996481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6:53:10.581393314</meta:creation-date>
    <dc:date>2021-08-14T01:06:35.488747524</dc:date>
    <meta:editing-duration>PT2H57M17S</meta:editing-duration>
    <meta:editing-cycles>3</meta:editing-cycles>
    <meta:generator>LibreOffice/6.4.7.2$Linux_X86_64 LibreOffice_project/40$Build-2</meta:generator>
    <meta:document-statistic meta:table-count="1" meta:cell-count="67" meta:object-count="0"/>
  </office:meta>
</office:document-meta>
</file>